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1cm" svg:y="4.1cm">
          <draw:text-box>
            <text:p><text:span text:style-name="T1">i</text:span></text:p>
          </draw:text-box>
        </draw:frame>
        <draw:frame draw:style-name="gr3" draw:text-style-name="P2" draw:layer="layout" svg:width="15.289cm" svg:height="8.6cm" svg:x="0cm" svg:y="0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5T16:49:50.779873125</dc:date>
    <meta:editing-duration>PT4M24S</meta:editing-duration>
    <meta:editing-cycles>21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9cm" svg:height="8.601cm" xlink:href="." xlink:type="simple" chart:class="chart:scatter" chart:style-name="ch1">
        <chart:plot-area chart:style-name="ch2" chart:data-source-has-labels="both" svg:x="0.305cm" svg:y="0.172cm" svg:width="14.68cm" svg:height="8.257cm">
          <chart:coordinate-region svg:x="0.847cm" svg:y="0.371cm" svg:width="14.044cm" svg:height="7.859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28557521937308">
                <text:p>1.28557521937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96961550602442">
                <text:p>1.969615506024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84040286651338">
                <text:p>0.684040286651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684040286651337">
                <text:p>-0.684040286651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96961550602442">
                <text:p>-1.96961550602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28557521937308">
                <text:p>-1.28557521937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.67394039744206E-016">
                <text:p>-3.67394039744206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